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style:paragraph-properties fo:text-align="center"/>
      <style:text-properties style:font-size-asian="20pt" style:font-size-complex="20pt"/>
    </style:style>
    <style:style style:name="P19" style:family="paragraph">
      <style:text-properties style:font-size-asian="20pt" style:font-size-complex="20pt"/>
    </style:style>
    <style:style style:name="P20" style:family="paragraph">
      <style:paragraph-properties fo:margin-top="0cm" fo:margin-bottom="0cm" fo:text-align="start"/>
    </style:style>
    <style:style style:name="P2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31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3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style:paragraph-properties fo:margin-top="0cm" fo:margin-bottom="0cm" fo:line-height="120%" fo:text-align="start" style:writing-mode="lr-tb"/>
    </style:style>
    <style:style style:name="P36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7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8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40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2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</text:span><text:span text:style-name="T1">n and </text:span><text:span text:style-name="T1">initializatio</text:span><text:span text:style-name="T1">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</text:span><text:span text:style-name="T2">Ofir Pele</text:span></text:p>
              </text:list-item>
              <text:list-item>
                <text:p text:style-name="P3"><text:span text:style-name="T2">Version 2: Dr. </text:span><text:span text:style-name="T2">Miri Ben-</text:span><text:span text:style-name="T2">Nissan</text:span></text:p>
              </text:list-item>
              <text:list-item>
                <text:p text:style-name="P3"><text:span text:style-name="T2">Version 3: Dr. </text:span><text:span text:style-name="T2">Erel Segal-</text:span><text:span text:style-name="T2">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</text:span><text:span text:style-name="T3">n</text:span><text:span text:style-name="T4"> 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lass</text:span><text:span text:style-name="T6"> Line {</text:span></text:p>
            <text:p><text:span text:style-name="T6"><text:tab/></text:span><text:span text:style-name="T6">Point p1, </text:span><text:span text:style-name="T6">p2;</text:span></text:p>
            <text:p><text:span text:style-name="T6">}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2">
              <table:table-cell table:style-name="ce2">
                <text:p text:style-name="P11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10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0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15"><text:span text:style-name="T13">Heap:</text:span></text:p>
              </table:table-cell>
              <table:table-cell/>
              <table:table-cell>
                <text:p text:style-name="P10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7" draw:layer="layout" svg:width="23.876cm" svg:height="1.27cm" svg:x="0.846cm" svg:y="17.018cm" presentation:class="outline" presentation:user-transformed="true">
          <draw:text-box>
            <text:p text:style-name="P16"><text:span text:style-name="T14">int </text:span><text:span text:style-name="T15">main () { <text:s/>Line </text:span><text:span text:style-name="T15">line; } </text:span></text:p>
            <text:p text:style-name="P16"><text:span text:style-name="T15">…</text:span></text:p>
            <text:p text:style-name="P16"><text:span text:style-name="T15">delete pline;</text:span></text:p>
            <text:p text:style-name="P16"><text:span text:style-name="T15"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18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 text:style-name="P19"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 text:style-name="P19"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 text:style-name="P19"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20"><text:span text:style-name="T18">Note: private </text:span><text:span text:style-name="T18">members are part </text:span><text:span text:style-name="T18">of the interface file </text:span><text:span text:style-name="T18">(because they </text:span><text:span text:style-name="T18">appear at the h </text:span><text:span text:style-name="T18">file, not on </text:span><text:span text:style-name="T18">purpose) </text:span></text:p>
            </draw:text-box>
          </draw:frame>
          <draw:frame draw:name="מציין מיקום של מספר שקופית 3" presentation:style-name="pr9" draw:text-style-name="P22" draw:layer="layout" svg:width="8.545cm" svg:height="1.419cm" svg:x="11.174cm" svg:y="27.01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</text:span><text:span text:style-name="T3">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7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30" draw:layer="layout" svg:width="13.969cm" svg:height="3.809cm" svg:x="11.43cm" svg:y="14.817cm">
          <text:p text:style-name="P29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</text:span><text:span text:style-name="T3">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0" draw:text-style-name="P28" draw:layer="layout" svg:width="7.407cm" svg:height="3.386cm" svg:x="0.847cm" svg:y="2.117cm">
          <text:p text:style-name="P25"><text:span text:style-name="T23">int</text:span><text:span text:style-name="T24"> </text:span><text:span text:style-name="T24">mai</text:span><text:span text:style-name="T24">n() </text:span><text:span text:style-name="T24">{ </text:span><text:span text:style-name="T24"><text:line-break/></text:span><text:span text:style-name="T24">   </text:span><text:span text:style-name="T24">B* </text:span><text:span text:style-name="T24">p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31" draw:layer="layout" svg:width="13.969cm" svg:height="3.809cm" svg:x="11.43cm" svg:y="14.817cm">
          <text:p text:style-name="P29"><text:span text:style-name="T27">// Answer: small to large</text:span></text:p>
          <text:p text:style-name="P29"><text:span text:style-name="T26">A – parameterless ctor</text:span></text:p>
          <text:p text:style-name="P29"><text:span text:style-name="T26">A – parameterless ctor</text:span></text:p>
          <text:p text:style-name="P29"><text:span text:style-name="T26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3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13.969cm" svg:height="3.809cm" svg:x="11.43cm" svg:y="14.817cm">
          <text:p text:style-name="P29"><text:span text:style-name="T27">Question: In what order are the de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</text:span><text:span text:style-name="T3">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</text:span></text:p>
            <text:p text:style-name="P23"><text:span text:style-name="T21"><text:s/></text:span><text:span text:style-name="T21">A() { … }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6" draw:layer="layout" svg:width="13.496cm" svg:height="9.905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</text:span></text:p>
          <text:p text:style-name="P25"><text:span text:style-name="T24"><text:s text:c="3"/></text:span><text:span text:style-name="T24">B() {...}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6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30" draw:layer="layout" svg:width="13.969cm" svg:height="3.809cm" svg:x="11.43cm" svg:y="14.817cm">
          <text:p text:style-name="P29"><text:span text:style-name="T27">// Answer: large to small</text:span></text:p>
          <text:p text:style-name="P29"><text:span text:style-name="T26">B - dtor</text:span></text:p>
          <text:p text:style-name="P29"><text:span text:style-name="T26">A – dtor</text:span></text:p>
          <text:p text:style-name="P29"><text:span text:style-name="T26">A – dtor</text:span></text:p>
          <text:p text:style-name="P29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</text:span><text:span text:style-name="T3">paramaterl</text:span><text:span text:style-name="T3">ess ctor </text:span><text:span text:style-name="T3">(aka </text:span><text:span text:style-name="T28">default </text:span><text:span text:style-name="T28">ctor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Rectangle 7" draw:style-name="gr18" draw:text-style-name="P33" draw:layer="layout" svg:width="18.474cm" svg:height="2.539cm" svg:x="6.138cm" svg:y="15.24cm">
          <text:p text:style-name="P29"><text:span text:style-name="T30">// compilation error</text:span></text:p>
          <text:p text:style-name="P29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4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7" draw:layer="layout" svg:width="17.94cm" svg:height="9.907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</text:span><text:span text:style-name="T3">initializatio</text:span><text:span text:style-name="T3">n list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7" draw:layer="layout" svg:width="12.699cm" svg:height="14.17cm" svg:x="12.7cm" svg:y="2.963cm">
          <text:p text:style-name="P3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</text:span><text:span text:style-name="T32">) </text:span></text:p>
          <text:p text:style-name="P35"><text:span text:style-name="T32"><text:s text:c="2"/></text:span><text:span text:style-name="T32">:_a1 (i), _a2(2*i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5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22" draw:text-style-name="P36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7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4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</text:span><text:span text:style-name="T3">n using </text:span><text:span text:style-name="T3">pointers - </text:span><text:span text:style-name="T3">Java-like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17.827cm" svg:x="12.171cm" svg:y="2.54cm">
          <text:p text:style-name="P35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5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5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5" draw:text-style-name="P38" draw:layer="layout" svg:width="7.619cm" svg:height="4.021cm" svg:x="1.058cm" svg:y="2.328cm">
          <text:p text:style-name="P3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5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39" draw:layer="layout" svg:width="11.641cm" svg:height="2.319cm" svg:x="13.547cm" svg:y="16.223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</text:span><text:span text:style-name="T3">n using </text:span><text:span text:style-name="T3">pointers (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3cm" svg:x="12.171cm" svg:y="2.54cm">
          <text:p text:style-name="P35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</text:span></text:p>
          <text:p text:style-name="P35"><text:span text:style-name="T32"><text:s text:c="3"/></text:span><text:span text:style-name="T32">~B();</text:span><text:span text:style-name="T32"><text:line-break/></text:span><text:span text:style-name="T32">}; </text:span></text:p>
          <text:p text:style-name="P35"><text:span text:style-name="T32"><text:line-break/></text:span><text:span text:style-name="T32">B::B(</text:span><text:span text:style-name="T31">int</text:span><text:span text:style-name="T32"> i) </text:span></text:p>
          <text:p text:style-name="P35"><text:span text:style-name="T32"><text:s text:c="3"/></text:span><text:span text:style-name="T32">: _ap (</text:span><text:span text:style-name="T31">new</text:span><text:span text:style-name="T32"> A(i)) <text:s/></text:span></text:p>
          <text:p text:style-name="P35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5"><text:span text:style-name="T33">B::~B() {</text:span></text:p>
          <text:p text:style-name="P35"><text:span text:style-name="T33"><text:s text:c="3"/></text:span><text:span text:style-name="T33">delete _ap;</text:span></text:p>
          <text:p text:style-name="P35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8" draw:text-style-name="P40" draw:layer="layout" svg:width="7.619cm" svg:height="4.021cm" svg:x="1.058cm" svg:y="2.328cm">
          <text:p text:style-name="P3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5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42" draw:layer="layout" svg:width="11.641cm" svg:height="2.319cm" svg:x="13.547cm" svg:y="16.51cm">
          <text:p text:style-name="P41"><text:span text:style-name="T36">// </text:span><text:span text:style-name="T36">output</text:span></text:p>
          <text:p text:style-name="P41"><text:span text:style-name="T37">A (2)</text:span></text:p>
          <text:p text:style-name="P41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7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8">A</text:span><text:span text:style-name="T38">d</text:span><text:span text:style-name="T38">v</text:span><text:span text:style-name="T38">a</text:span><text:span text:style-name="T38">n</text:span><text:span text:style-name="T38">t</text:span><text:span text:style-name="T38">a</text:span><text:span text:style-name="T38">g</text:span><text:span text:style-name="T38">e</text:span><text:span text:style-name="T38">s </text:span><text:span text:style-name="T38">o</text:span><text:span text:style-name="T38">f </text:span><text:span text:style-name="T38">u</text:span><text:span text:style-name="T38">s</text:span><text:span text:style-name="T38">i</text:span><text:span text:style-name="T38">n</text:span><text:span text:style-name="T38">g </text:span><text:span text:style-name="T38">i</text:span><text:span text:style-name="T38">n</text:span><text:span text:style-name="T38">it</text:span><text:span text:style-name="T38">i</text:span><text:span text:style-name="T38">a</text:span><text:span text:style-name="T38">li</text:span><text:span text:style-name="T38">z</text:span><text:span text:style-name="T38">a</text:span><text:span text:style-name="T38">ti</text:span><text:span text:style-name="T38">o</text:span><text:span text:style-name="T38">n </text:span><text:span text:style-name="T38">li</text:span><text:span text:style-name="T38">s</text:span><text:span text:style-name="T38">t <text:s/></text:span><text:span text:style-name="T4">(f</text:span><text:span text:style-name="T4">ol</text:span><text:span text:style-name="T4">d</text:span><text:span text:style-name="T4">er </text:span><text:span text:style-name="T4">0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3.706cm" svg:height="7.747cm" svg:x="0.847cm" svg:y="3.175cm" presentation:class="outline" presentation:user-transformed="true">
          <draw:text-box>
            <text:list text:style-name="L4">
              <text:list-item>
                <text:p text:style-name="P43"><text:span text:style-name="T39">Faster – no need for default initializaiton.</text:span></text:p>
              </text:list-item>
              <text:list-item>
                <text:p text:style-name="P43"><text:span text:style-name="T39">Safer – be sure that all components are ready.</text:span></text:p>
              </text:list-item>
              <text:list-item>
                <text:p text:style-name="P43"><text:span text:style-name="T39">Can initialize constants and reference variables.</text:span></text:p>
              </text:list-item>
              <text:list-item>
                <text:p text:style-name="P43"><text:span text:style-name="T39">Can initialize parent class.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5</meta:editing-cycles>
    <meta:print-date>1999-11-04T13:06:28</meta:print-date>
    <meta:creation-date>1999-10-10T10:49:40</meta:creation-date>
    <dc:date>2019-03-12T14:04:58.489723558</dc:date>
    <meta:editing-duration>P26DT21H40M28S</meta:editing-duration>
    <meta:generator>LibreOffice/6.1.5.2$Linux_X86_64 LibreOffice_project/10$Build-2</meta:generator>
    <meta:document-statistic meta:object-count="16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